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de22f" officeooo:paragraph-rsid="001de22f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de22f" officeooo:paragraph-rsid="001de22f"/>
    </style:style>
    <style:style style:name="P8" style:family="paragraph" style:parent-style-name="Standard">
      <style:text-properties officeooo:rsid="001bdfa5" officeooo:paragraph-rsid="001bdfa5"/>
    </style:style>
    <style:style style:name="T1" style:family="text">
      <style:text-properties officeooo:rsid="001da11f"/>
    </style:style>
    <style:style style:name="T2" style:family="text">
      <style:text-properties officeooo:rsid="001de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<text:span text:style-name="T1">20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Even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Titolo</text:p>
          </table:table-cell>
          <table:table-cell table:style-name="Table2.A1" office:value-type="string">
            <text:p text:style-name="P4">Titolo dell’evento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Data</text:p>
          </table:table-cell>
          <table:table-cell table:style-name="Table2.A1" office:value-type="string">
            <text:p text:style-name="P4">Data dell’evento</text:p>
          </table:table-cell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gg/mm/aaaa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8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32:47.391058693</dc:date>
    <meta:editing-duration>PT12M18S</meta:editing-duration>
    <meta:editing-cycles>6</meta:editing-cycles>
    <meta:document-statistic meta:table-count="2" meta:image-count="0" meta:object-count="0" meta:page-count="1" meta:paragraph-count="40" meta:word-count="56" meta:character-count="388" meta:non-whitespace-character-count="372"/>
  </office:meta>
</office:document-meta>
</file>